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8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2"/>
    <style:style style:name="ce4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>
            <text:p>OzGram</text:p>
          </table:table-cell>
          <table:table-cell office:value-type="float" office:value="28.5">
            <text:p>28,5</text:p>
          </table:table-cell>
        </table:table-row>
        <table:table-row table:style-name="ro1">
          <table:table-cell table:number-columns-repeated="2"/>
          <table:table-cell office:value-type="string">
            <text:p>1 oz</text:p>
          </table:table-cell>
          <table:table-cell office:value-type="string">
            <text:p>Per Gra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EK</text:p>
          </table:table-cell>
          <table:table-cell office:value-type="float" office:value="8700">
            <text:p>8700</text:p>
          </table:table-cell>
          <table:table-cell table:formula="of:=+[.C3]/[.F1]" office:value-type="float" office:value="305.263157894737">
            <text:p>305,26</text:p>
          </table:table-cell>
          <table:table-cell/>
          <table:table-cell table:formula="of:=+[.C3]/[.C4]" office:value-type="float" office:value="43.5">
            <text:p>43,5</text:p>
          </table:table-cell>
        </table:table-row>
        <table:table-row table:style-name="ro1">
          <table:table-cell/>
          <table:table-cell office:value-type="string">
            <text:p>AgSEK</text:p>
          </table:table-cell>
          <table:table-cell office:value-type="float" office:value="200">
            <text:p>200</text:p>
          </table:table-cell>
          <table:table-cell table:formula="of:=+[.C4]/[.F1]" office:value-type="float" office:value="7.01754385964912">
            <text:p>7,0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gMa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K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u_gram</text:p>
          </table:table-cell>
          <table:table-cell table:style-name="ce1" table:formula="of:=+[.C8]/[.D3]" office:value-type="float" office:value="0.196551724137931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_gram</text:p>
          </table:table-cell>
          <table:table-cell table:style-name="ce2" table:formula="of:=+[.C8]/[.D4]" office:value-type="float" office:value="8.55">
            <text:p>8,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rebaltor_Silvermynt</text:p>
          </table:table-cell>
          <table:table-cell office:value-type="float" office:value="6">
            <text:p>6</text:p>
          </table:table-cell>
          <table:table-cell/>
          <table:table-cell office:value-type="string">
            <text:p>ESM/EGM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Erebaltor_Guldmynt</text:p>
          </table:table-cell>
          <table:table-cell table:style-name="ce3" table:formula="of:=+[.C11]/[.F3]" office:value-type="float" office:value="0.137931034482759">
            <text:p>0,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K</text:p>
          </table:table-cell>
          <table:table-cell office:value-type="string">
            <text:p>Gram</text:p>
          </table:table-cell>
          <table:table-cell office:value-type="string">
            <text:p>Big Mac</text:p>
          </table:table-cell>
          <table:table-cell/>
        </table:table-row>
        <table:table-row table:style-name="ro1">
          <table:table-cell/>
          <table:table-cell office:value-type="string">
            <text:p>Erebaltor_Silvermynt</text:p>
          </table:table-cell>
          <table:table-cell office:value-type="float" office:value="10">
            <text:p>10</text:p>
          </table:table-cell>
          <table:table-cell table:formula="of:=+[.C10]/[.C11]" office:value-type="float" office:value="1.425">
            <text:p>1,43</text:p>
          </table:table-cell>
          <table:table-cell table:formula="of:=+[.C8]/[.C14]"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Erebaltor_Guldmynt</text:p>
          </table:table-cell>
          <table:table-cell table:formula="of:=+[.C14]*[.F3]" office:value-type="float" office:value="435">
            <text:p>435</text:p>
          </table:table-cell>
          <table:table-cell table:formula="of:=+[.C9]/[.C12]" office:value-type="float" office:value="1.425">
            <text:p>1,43</text:p>
          </table:table-cell>
          <table:table-cell table:formula="of:=+[.C8]/[.C15]" office:value-type="float" office:value="0.137931034482759">
            <text:p>0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rebaltor_Silvermynt</text:p>
          </table:table-cell>
          <table:table-cell office:value-type="string">
            <text:p>Erebaltor_Guldmy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öl</text:p>
          </table:table-cell>
          <table:table-cell table:style-name="ce4" table:formula="of:=+50/[.C14]" office:value-type="float" office:value="5">
            <text:p>5</text:p>
          </table:table-cell>
          <table:table-cell table:formula="of:=+[.C18]/[.F3]" office:value-type="float" office:value="0.114942528735632">
            <text:p>0,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g mac</text:p>
          </table:table-cell>
          <table:table-cell table:style-name="ce4" table:formula="of:=+60/[.C14]" office:value-type="float" office:value="6">
            <text:p>6</text:p>
          </table:table-cell>
          <table:table-cell table:formula="of:=+[.C19]/[.F3]" office:value-type="float" office:value="0.137931034482759">
            <text:p>0,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lefon</text:p>
          </table:table-cell>
          <table:table-cell table:style-name="ce4" table:formula="of:=+5000/[.C14]" office:value-type="float" office:value="500">
            <text:p>500</text:p>
          </table:table-cell>
          <table:table-cell table:formula="of:=+[.C20]/[.F3]" office:value-type="float" office:value="11.4942528735632">
            <text:p>11,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l</text:p>
          </table:table-cell>
          <table:table-cell table:style-name="ce4" table:formula="of:=+230000/[.C14]" office:value-type="float" office:value="23000">
            <text:p>23 000</text:p>
          </table:table-cell>
          <table:table-cell table:formula="of:=+[.C21]/[.F3]" office:value-type="float" office:value="528.735632183908">
            <text:p>528,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lön kneg</text:p>
          </table:table-cell>
          <table:table-cell table:style-name="ce4" table:formula="of:=+130/[.C14]" office:value-type="float" office:value="13">
            <text:p>13</text:p>
          </table:table-cell>
          <table:table-cell table:formula="of:=+[.C22]/[.F3]" office:value-type="float" office:value="0.298850574712644">
            <text:p>0,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dhäst</text:p>
          </table:table-cell>
          <table:table-cell table:style-name="ce4" table:formula="of:=+25000/[.C14]" office:value-type="float" office:value="2500">
            <text:p>2 500</text:p>
          </table:table-cell>
          <table:table-cell table:formula="of:=+[.C23]/[.F3]" office:value-type="float" office:value="57.4712643678161">
            <text:p>57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s 5rum</text:p>
          </table:table-cell>
          <table:table-cell table:style-name="ce4" table:formula="of:=+1000000/[.C14]" office:value-type="float" office:value="100000">
            <text:p>100 000</text:p>
          </table:table-cell>
          <table:table-cell table:formula="of:=+[.C24]/[.F3]" office:value-type="float" office:value="2298.85057471264">
            <text:p>2298,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yra andrahandslägenhet, 3a per månad</text:p>
          </table:table-cell>
          <table:table-cell table:style-name="ce4" table:formula="of:=+10000/[.C14]" office:value-type="float" office:value="1000">
            <text:p>1 000</text:p>
          </table:table-cell>
          <table:table-cell table:formula="of:=+[.C25]/[.F3]" office:value-type="float" office:value="22.9885057471264">
            <text:p>22,9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ndrarhem-/taverna per rum per natt</text:p>
          </table:table-cell>
          <table:table-cell table:style-name="ce4" table:formula="of:=+150/[.C14]" office:value-type="float" office:value="15">
            <text:p>15</text:p>
          </table:table-cell>
          <table:table-cell table:formula="of:=+[.C26]/[.F3]" office:value-type="float" office:value="0.344827586206897">
            <text:p>0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tardsvärd</text:p>
          </table:table-cell>
          <table:table-cell table:style-name="ce4" table:formula="of:=+25000/[.C14]" office:value-type="float" office:value="2500">
            <text:p>2 500</text:p>
          </table:table-cell>
          <table:table-cell table:formula="of:=+[.C27]/[.F3]" office:value-type="float" office:value="57.4712643678161">
            <text:p>57,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kkonto per år</text:p>
          </table:table-cell>
          <table:table-cell table:style-name="ce4" table:formula="of:=+400/[.C14]" office:value-type="float" office:value="40">
            <text:p>40</text:p>
          </table:table-cell>
          <table:table-cell table:formula="of:=+[.C28]/[.F3]" office:value-type="float" office:value="0.919540229885057">
            <text:p>0,9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014-01-26</text:date>, <text:time>12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18M56S</meta:editing-duration>
    <meta:editing-cycles>22</meta:editing-cycles>
    <meta:generator>OpenOffice.org/3.3$Win32 OpenOffice.org_project/330m20$Build-9567</meta:generator>
    <dc:date>2014-01-26T12:02:22.78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